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45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8.5cm" svg:height="10.931cm" svg:x="4.5cm" svg:y="3cm">
          <draw:text-box>
            <text:p>用二元一次方程解</text:p>
            <text:p/>
            <text:p>1.鸡兔一共20只， 64条腿。求鸡兔数量。</text:p>
            <text:p/>
            <text:p/>
            <text:p>2. 娅娅、小北同时从自家出发，往对方家走，直到相遇。如果娅娅每分钟走40米，小北每分钟走60米比娅娅每分钟走45米，小北每分钟走65米多用1分钟。问两家相距多远？</text:p>
            <text:p/>
            <text:p/>
            <text:p/>
            <text:p>3. 娅娅和小北约好去香港玩，两人做高铁从北京和郑州同时出发。已知北京到郑州700公里，郑州到香港1400公里。小北从北京出发的高铁比娅娅从郑州出发的高铁平均时速快100公里，结果两人同时到达香港。问两人乘坐的高铁时速分别是多少？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3M9S</meta:editing-duration>
    <meta:editing-cycles>7</meta:editing-cycles>
    <meta:generator>OpenOffice/4.1.11$Win32 OpenOffice.org_project/4111m1$Build-9808</meta:generator>
    <dc:date>2025-02-08T20:59:01.45</dc:date>
    <meta:document-statistic meta:object-count="24"/>
  </office:meta>
</office:document-meta>
</file>